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4436f" officeooo:paragraph-rsid="0014436f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officeooo:rsid="0014436f" officeooo:paragraph-rsid="0014436f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4436f"/>
    </style:style>
    <style:style style:name="P5" style:family="paragraph" style:parent-style-name="Text_20_body">
      <style:paragraph-properties fo:text-align="start" style:justify-single-word="false"/>
      <style:text-properties officeooo:paragraph-rsid="0015fd2b"/>
    </style:style>
    <style:style style:name="P6" style:family="paragraph" style:parent-style-name="Text_20_body">
      <style:paragraph-properties fo:text-align="start" style:justify-single-word="false"/>
      <style:text-properties officeooo:paragraph-rsid="0016739d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4pt" officeooo:paragraph-rsid="0014436f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fd2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436f" style:font-size-asian="14pt" style:font-size-complex="14pt"/>
    </style:style>
    <style:style style:name="T5" style:family="text">
      <style:text-properties fo:font-size="14pt" officeooo:rsid="0015fd2b" style:font-size-asian="14pt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5fd2b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6739d" style:font-size-asian="14pt" style:font-weight-asian="normal" style:font-size-complex="14pt" style:font-weight-complex="normal"/>
    </style:style>
    <style:style style:name="T9" style:family="text">
      <style:text-properties officeooo:rsid="0015fd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9">ONTRACTE DE COMPRA-VENDA DE UNA VIVENDA</text:span></text:p>
      <text:p text:style-name="P1"/>
      <text:p text:style-name="P2"><text:span text:style-name="T3">D’una banda, la Sr. Jordi Melia Carreras, amb DNI núm. (), amb domicili al carrer de la Pau, 15, de Ciutadella, que actua com a part </text:span><text:span text:style-name="Strong_20_Emphasis"><text:span text:style-name="T6">venedora</text:span></text:span><text:span text:style-name="T3">.</text:span></text:p>
      <text:p text:style-name="P3"><text:span text:style-name="T3">I d’altra banda, el Sr. </text:span><text:span text:style-name="T4">David Sànchez Cabanillas</text:span><text:span text:style-name="T3">, amb DNI núm. </text:span><text:span text:style-name="T4">()</text:span><text:span text:style-name="T3">, amb domicili al carrer de l’Aurora, 8, d’Alaior, que actua com a part </text:span><text:span text:style-name="Strong_20_Emphasis"><text:span text:style-name="T6">compradora</text:span></text:span><text:span text:style-name="T3">.</text:span></text:p>
      <text:p text:style-name="P5"><text:span text:style-name="T3">Ambdues parts actuen en nom propi i es reconeixen mútuament la capacitat legal necessària per contractar.</text:span></text:p>
      <text:p text:style-name="P5"><text:span text:style-name="Strong_20_Emphasis"><text:span text:style-name="T1">MANIFESTEN:</text:span></text:span></text:p>
      <text:list text:style-name="L1">
        <text:list-item>
          <text:p text:style-name="P4"><text:span text:style-name="T3">Que </text:span><text:span text:style-name="T4">el</text:span><text:span text:style-name="T3"> S</text:span><text:span text:style-name="T5">enyor</text:span><text:span text:style-name="T3"> </text:span><text:span text:style-name="T4"><text:s/>Melià</text:span><text:span text:style-name="T3"> és propietària de l’habitatge situat al número 10 del carrer de les Flors, 25, a Ciutadella.</text:span></text:p>
        </text:list-item>
        <text:list-item>
          <text:p text:style-name="P7">Que l’habitatge està lliure de càrregues, gravàmens, i arrendaments, i no està subjecte a cap hipoteca ni cap altre tipus de deute o compromís.</text:p>
        </text:list-item>
      </text:list>
      <text:p text:style-name="P5"><text:span text:style-name="Strong_20_Emphasis"><text:span text:style-name="T2">PACTES</text:span></text:span></text:p>
      <text:p text:style-name="P5"><text:span text:style-name="Strong_20_Emphasis"><text:span text:style-name="T7">1. El senyor Melià ven la vivenda a</text:span></text:span><text:span text:style-name="Strong_20_Emphasis"><text:span text:style-name="T8">l senyor Sànchez i aquest el compra.</text:span></text:span></text:p>
      <text:p text:style-name="P5"><text:span text:style-name="Strong_20_Emphasis"><text:span text:style-name="T8"/></text:span></text:p>
      <text:p text:style-name="P6"><text:span text:style-name="Strong_20_Emphasis"><text:span text:style-name="T8">2. El preu d'aquesta compravenda és de cent vint mil (120.000) euros, que es paguen d'acord amb les especificacions següents: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a) Vint mil (20.000) euros els lliura el comprador a la venedora en el moment de signar aquest contracte. 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b) Els cent mil (100.000) euros restants els pagarà el comprador en l'acte de signatura de l'escriptura pública de compravenda.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3. El senyor Melià es compromet a transmetre la possessió de l'habitatge, lliure de càrregues, arrendataris i ocupants, en la data de la signatura de l'escriptura pública.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4. Les despeses derivades de la signatura d'aquest contracte, de l'atorgament de l'escriptura pública i de la inscripció en el Registre de la Propietat, i l'impost sobre transmissions patrimonials seran a càrrec del comprador.</text:span></text:span></text:p>
      <text:p text:style-name="P6"><text:span text:style-name="Strong_20_Emphasis"><text:span text:style-name="T8"/></text:span></text:p>
      <text:p text:style-name="P6"><text:soft-page-break/><text:span text:style-name="Strong_20_Emphasis"><text:span text:style-name="T8">5. El venedor es farà càrrec de l'impost de plusvàlua.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6. Les parts estableixen un termini de seixanta dies des de la signatura d'aquest contracte per a l'atorgament de l'escriptura pública de compravenda, que es farà el dia que fixi el venedor, davant el notari Marc Caldas Garrido.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>7. Les parts se sotmeten a la jurisdicció dels jutjats de Maó per resoldre qualsevol divergència o litigi sobre la interpretació d'aquest contracte.</text:span>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6"><text:span text:style-name="Strong_20_Emphasis"><text:span text:style-name="T8">I, com a prova de conformitat, les dues parts signen aquest contracte en dos exemplars, en el lloc i en la data esmentats més avall. </text:span></text:span></text:p>
      <text:p text:style-name="P6"><text:span text:style-name="Strong_20_Emphasis"><text:span text:style-name="T8">Maó, 10 de gener de 2005 </text:span></text:span></text:p>
      <text:p text:style-name="P6"><text:span text:style-name="Strong_20_Emphasis"><text:span text:style-name="T8"><text:tab/>El venedor <text:tab/><text:tab/><text:tab/><text:tab/><text:tab/><text:tab/><text:tab/><text:tab/>El comprador <text:tab/>[Signatura] <text:tab/><text:tab/><text:tab/><text:tab/><text:tab/><text:tab/><text:tab/><text:tab/>[Signatura] <text:s text:c="12"/>Jordi Melia Carreras <text:s text:c="54"/>David Sanchez Cabanilla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57:52.650631309</meta:creation-date>
    <meta:generator>LibreOffice/24.2.6.2$Linux_X86_64 LibreOffice_project/420$Build-2</meta:generator>
    <dc:date>2024-11-08T12:34:43.519846808</dc:date>
    <meta:editing-duration>PT24M44S</meta:editing-duration>
    <meta:editing-cycles>3</meta:editing-cycles>
    <meta:document-statistic meta:table-count="0" meta:image-count="0" meta:object-count="0" meta:page-count="2" meta:paragraph-count="20" meta:word-count="371" meta:character-count="2303" meta:non-whitespace-character-count="1866"/>
  </office:meta>
</office:document-meta>
</file>